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  <style:text-properties fo:color="#00cc00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7"/>
          <table:table-cell table:style-name="ce7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3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hursday</text:p>
          </table:table-cell>
          <table:table-cell table:style-name="ce11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Tuesday</text:p>
          </table:table-cell>
          <table:table-cell table:style-name="ce11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6" office:value-type="date" office:date-value="2015-07-09" calcext:value-type="date">
            <text:p>09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32">
          <table:table-cell table:style-name="Default"/>
          <table:table-cell table:style-name="ce10"/>
          <table:table-cell table:number-columns-repeated="11"/>
        </table:table-row>
        <table:table-row table:style-name="ro1">
          <table:table-cell table:style-name="Default"/>
          <table:table-cell table:style-name="ce10"/>
          <table:table-cell table:number-columns-repeated="8"/>
          <table:table-cell table:style-name="ce14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9:25:57.328218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7-17T09:26:18.126513654</dc:date>
    <meta:editing-duration>PT42M43S</meta:editing-duration>
    <meta:editing-cycles>45</meta:editing-cycles>
    <meta:generator>LibreOffice/4.2.7.2$Linux_X86_64 LibreOffice_project/420m0$Build-2</meta:generator>
    <meta:document-statistic meta:table-count="1" meta:cell-count="376" meta:object-count="0"/>
  </office:meta>
</office:document-meta>
</file>